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4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33:19.472333700">00:00:00</text:time></text:span><text:span text:style-name="MT2"><text:time style:data-style-name="N2" text:time-value="09:33:19.472376300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33:19.483477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9-17T09:33:51.983107200</dc:date>
    <dc:language>pt-PT</dc:language>
    <meta:editing-cycles>675</meta:editing-cycles>
    <meta:editing-duration>PT20H12M11S</meta:editing-duration>
    <meta:document-statistic meta:table-count="1" meta:cell-count="32" meta:object-count="0"/>
    <meta:user-defined meta:name="Info 0"/>
    <meta:user-defined meta:name="Info 1"/>
    <meta:user-defined meta:name="Info 2"/>
    <meta:user-defined meta:name="Info 3"/>
  </office:meta>
</office:document-meta>
</file>